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14.8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3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3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3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3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3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3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2.165cm" svg:height="2.165cm" svg:x="23.2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3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3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3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3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3" draw:text-style-name="P5" draw:layer="layout" svg:width="9.432cm" svg:height="1.517cm" svg:x="11.776cm" svg:y="1.475cm">
          <draw:text-box>
            <text:p><text:span text:style-name="T4">{ </text:span><text:span text:style-name="T5">1</text:span><text:span text:style-name="T4">, </text:span><text:span text:style-name="T5">5</text:span><text:span text:style-name="T4">, </text:span><text:span text:style-name="T6">4</text:span><text:span text:style-name="T4">, 3, 8, 10 }</text:span></text:p>
          </draw:text-box>
        </draw:frame>
        <draw:connector draw:style-name="gr5" draw:text-style-name="P1" draw:layer="layout" draw:type="curve" svg:x1="15.948cm" svg:y1="7.51cm" svg:x2="24.348cm" svg:y2="7.51cm" draw:start-shape="id1" draw:start-glue-point="2" draw:end-shape="id2" draw:end-glue-point="2" svg:d="M15948 7510c0 750 8400 750 8400 0" svg:viewBox="0 0 84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28:16.749859815</dc:date>
    <dc:creator>elucterio </dc:creator>
    <meta:editing-duration>PT2H9M31S</meta:editing-duration>
    <meta:editing-cycles>53</meta:editing-cycles>
    <meta:generator>LibreOffice/4.2.8.2$Linux_X86_64 LibreOffice_project/420m0$Build-2</meta:generator>
    <meta:document-statistic meta:object-count="26"/>
  </office:meta>
</office:document-meta>
</file>